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2">
          <table:table-cell office:value-type="string">
            <text:p>proc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string">
            <text:p>time</text:p>
          </table:table-cell>
          <table:table-cell office:value-type="float" office:value="29.99">
            <text:p>29.99</text:p>
          </table:table-cell>
          <table:table-cell table:number-columns-repeated="4"/>
        </table:table-row>
        <table:table-row table:style-name="ro2">
          <table:table-cell office:value-type="string">
            <text:p>steps</text:p>
          </table:table-cell>
          <table:table-cell office:value-type="float" office:value="100000">
            <text:p>100000</text:p>
          </table:table-cell>
          <table:table-cell table:number-columns-repeated="4"/>
        </table:table-row>
        <table:table-row table:style-name="ro2">
          <table:table-cell office:value-type="string">
            <text:p>atoms</text:p>
          </table:table-cell>
          <table:table-cell office:value-type="float" office:value="512">
            <text:p>512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tot steps</text:p>
          </table:table-cell>
          <table:table-cell table:formula="of:=100000+250000+2500000" office:value-type="float" office:value="2850000">
            <text:p>2850000</text:p>
          </table:table-cell>
          <table:table-cell office:value-type="string">
            <text:p>hr/seed</text:p>
          </table:table-cell>
          <table:table-cell office:value-type="string">
            <text:p>10 seeds</text:p>
          </table:table-cell>
          <table:table-cell table:number-columns-repeated="2"/>
        </table:table-row>
        <table:table-row table:style-name="ro2">
          <table:table-cell office:value-type="string">
            <text:p>tot time</text:p>
          </table:table-cell>
          <table:table-cell table:formula="of:=[.B6]*[.B2]/[.B3]" office:value-type="float" office:value="854.715">
            <text:p>854.715</text:p>
          </table:table-cell>
          <table:table-cell table:formula="of:=[.B7]/60/60" office:value-type="float" office:value="0.237420833333333">
            <text:p>0.2374208333</text:p>
          </table:table-cell>
          <table:table-cell table:formula="of:=[.C7]*10" office:value-type="float" office:value="2.37420833333333">
            <text:p>2.3742083333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scale</text:p>
          </table:table-cell>
          <table:table-cell table:number-columns-repeated="5"/>
        </table:table-row>
        <table:table-row table:style-name="ro2">
          <table:table-cell office:value-type="string">
            <text:p>atoms</text:p>
          </table:table-cell>
          <table:table-cell table:style-name="ce1" office:value-type="float" office:value="600000">
            <text:p>6.00E+005</text:p>
          </table:table-cell>
          <table:table-cell/>
          <table:table-cell office:value-type="string">
            <text:p>cpu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days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string">
            <text:p>run time</text:p>
          </table:table-cell>
          <table:table-cell table:formula="of:=([.B10]/[.B4])*[.D7]" office:value-type="float" office:value="2782.275390625">
            <text:p>2782.275390625</text:p>
          </table:table-cell>
          <table:table-cell table:formula="of:=[.B12]/24" office:value-type="float" office:value="115.928141276042">
            <text:p>115.928141276</text:p>
          </table:table-cell>
          <table:table-cell table:formula="of:=[.$C$12]/([.D11]/[.$B$1])" office:value-type="float" office:value="14.4910176595052">
            <text:p>14.4910176595</text:p>
          </table:table-cell>
          <table:table-cell table:formula="of:=[.$C$12]/([.E11]/[.$B$1])" office:value-type="float" office:value="7.2455088297526">
            <text:p>7.2455088298</text:p>
          </table:table-cell>
          <table:table-cell table:formula="of:=[.$C$12]/([.F11]/[.$B$1])" office:value-type="float" office:value="3.6227544148763">
            <text:p>3.6227544149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Larkin</meta:initial-creator>
    <meta:creation-date>2013-01-24T04:16:33</meta:creation-date>
    <dc:date>2013-01-24T23:44:19</dc:date>
    <dc:creator>Jason Larkin</dc:creator>
    <meta:editing-duration>PT16H6M30S</meta:editing-duration>
    <meta:editing-cycles>3</meta:editing-cycles>
    <meta:generator>LibreOffice/3.5$Linux_X86_64 LibreOffice_project/350m1$Build-2</meta:generator>
    <meta:document-statistic meta:table-count="3" meta:cell-count="30" meta:object-count="0"/>
  </office:meta>
</office:document-meta>
</file>